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E000001DA8C04291715D65C24.png" manifest:media-type="image/png"/>
  <manifest:file-entry manifest:full-path="Pictures/100002010000033300000260CD1F6D9FB4FA1FAD.png" manifest:media-type="image/png"/>
  <manifest:file-entry manifest:full-path="Pictures/10000201000003140000021271B5B2599496D5AD.png" manifest:media-type="image/png"/>
  <manifest:file-entry manifest:full-path="Pictures/10000201000003EC0000021896AEEBB7F2BA98CF.png" manifest:media-type="image/png"/>
  <manifest:file-entry manifest:full-path="Pictures/10000201000002D10000024DD4C3832A33DA048E.png" manifest:media-type="image/png"/>
  <manifest:file-entry manifest:full-path="Pictures/100002010000028A000002032AF7EE99915DFE37.png" manifest:media-type="image/png"/>
  <manifest:file-entry manifest:full-path="Pictures/10000201000002E10000022684133B0F36C4D789.png" manifest:media-type="image/png"/>
  <manifest:file-entry manifest:full-path="Pictures/10000201000003F800000293B84B57BC7AE10E93.png" manifest:media-type="image/png"/>
  <manifest:file-entry manifest:full-path="Pictures/10000201000002CC000002B9E309428E908115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4727"/>
    </style:style>
    <style:style style:name="P2" style:family="paragraph" style:parent-style-name="Standard">
      <style:text-properties officeooo:rsid="0018e46d" officeooo:paragraph-rsid="0018e4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Suraj Kumar</text:p>
      <text:p text:style-name="P2"/>
      <text:p text:style-name="P2">USN: 1NT19IS167</text:p>
      <text:p text:style-name="P2"/>
      <text:p text:style-name="P2">BATCH : C 2, ISE 6TH SEM</text:p>
      <text:p text:style-name="P1"/>
      <text:p text:style-name="P1"/>
      <text:p text:style-name="P1"/>
      <text:p text:style-name="P1"/>
      <text:p text:style-name="P1"><draw:frame draw:style-name="fr2" draw:name="Image2" text:anchor-type="char" svg:width="17cm" svg:height="16.549cm" draw:z-index="0"><draw:image xlink:href="Pictures/10000201000002CC000002B9E309428E908115E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3" text:anchor-type="char" svg:width="17cm" svg:height="13.469cm" draw:z-index="1"><draw:image xlink:href="Pictures/100002010000028A000002032AF7EE99915DFE37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width="17cm" svg:height="13.887cm" draw:z-index="2"><draw:image xlink:href="Pictures/10000201000002D10000024DD4C3832A33DA048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width="17cm" svg:height="11.434cm" draw:z-index="3"><draw:image xlink:href="Pictures/10000201000003140000021271B5B2599496D5A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1" draw:name="Image5" text:anchor-type="char" svg:width="17cm" svg:height="9.075cm" draw:z-index="4"><draw:image xlink:href="Pictures/10000201000003EC0000021896AEEBB7F2BA98C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17cm" svg:height="11.026cm" draw:z-index="5"><draw:image xlink:href="Pictures/10000201000003F800000293B84B57BC7AE10E9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1" draw:name="Image7" text:anchor-type="char" svg:width="17cm" svg:height="12.619cm" draw:z-index="6"><draw:image xlink:href="Pictures/100002010000033300000260CD1F6D9FB4FA1FAD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><draw:frame draw:style-name="fr1" draw:name="Image8" text:anchor-type="char" svg:width="17cm" svg:height="12.686cm" draw:z-index="7"><draw:image xlink:href="Pictures/10000201000002E10000022684133B0F36C4D789.png" xlink:type="simple" xlink:show="embed" xlink:actuate="onLoad" loext:mime-type="image/png"/></draw:frame></text:p>
      <text:p text:style-name="P1"/>
      <text:p text:style-name="P1"/>
      <text:p text:style-name="P1"><draw:frame draw:style-name="fr2" draw:name="Image9" text:anchor-type="char" svg:width="17cm" svg:height="12.686cm" draw:z-index="8"><draw:image xlink:href="Pictures/10000201000002E10000022684133B0F36C4D789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1" draw:name="Image10" text:anchor-type="char" svg:width="17cm" svg:height="10.977cm" draw:z-index="9"><draw:image xlink:href="Pictures/10000201000002DE000001DA8C04291715D65C24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5:12:33.143976235</meta:creation-date>
    <meta:generator>LibreOffice/6.4.7.2$Linux_X86_64 LibreOffice_project/40$Build-2</meta:generator>
    <dc:date>2022-03-31T15:23:54.562954562</dc:date>
    <meta:editing-duration>PT10M9S</meta:editing-duration>
    <meta:editing-cycles>3</meta:editing-cycles>
    <meta:document-statistic meta:table-count="0" meta:image-count="10" meta:object-count="0" meta:page-count="9" meta:paragraph-count="3" meta:word-count="12" meta:character-count="56" meta:non-whitespace-character-count="47"/>
  </office:meta>
</office:document-meta>
</file>